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f642" officeooo:paragraph-rsid="0004f642"/>
    </style:style>
    <style:style style:name="P2" style:family="paragraph" style:parent-style-name="Standard">
      <style:paragraph-properties fo:text-align="center" style:justify-single-word="false"/>
      <style:text-properties officeooo:rsid="0004f642" officeooo:paragraph-rsid="0004f642"/>
    </style:style>
    <style:style style:name="P3" style:family="paragraph" style:parent-style-name="Standard">
      <style:paragraph-properties fo:text-align="start" style:justify-single-word="false"/>
      <style:text-properties officeooo:rsid="0004f642" officeooo:paragraph-rsid="0004f6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mbey </text:p>
      <text:p text:style-name="P1">baptiste </text:p>
      <text:p text:style-name="P1"/>
      <text:p text:style-name="P2">Tp DOOTP5</text:p>
      <text:p text:style-name="P3"/>
      <text:p text:style-name="P3">lors de ce tp j’ai rencontre beaucoup de diffulter la priemr etant de ne pas pouvoir vinir totalement le tp, je n’ai pu reusier que la methode triangle est non la methode polygone. </text:p>
      <text:p text:style-name="P3">De plus un problemme avec la fonction direct ou je ne comprent pas comment la faire, en ayyent beau refelichir je ne comprent pas la logique derrriere. Est enfin lors de la derrnier focntion,tracer, le cadrage a ete pris large pour eviter au maximun d’avoir des probleme avec, bien sur l’on aura I pu cree une nouvelle methode qui permetrai a chaque fois que s’est tester si affigage.valide== false on pourai fair en sorte de decaler le cadrege ou bien <text:s/>encore de prendre les coordoner des point d’un triangle et de fair le cadre par rapport a eu directemn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1T10:11:19.489657245</meta:creation-date>
    <dc:date>2022-02-11T10:15:27.001041133</dc:date>
    <meta:editing-duration>PT4M8S</meta:editing-duration>
    <meta:editing-cycles>1</meta:editing-cycles>
    <meta:document-statistic meta:table-count="0" meta:image-count="0" meta:object-count="0" meta:page-count="1" meta:paragraph-count="5" meta:word-count="136" meta:character-count="764" meta:non-whitespace-character-count="628"/>
    <meta:generator>LibreOffice/6.4.7.2$Linux_X86_64 LibreOffice_project/40$Build-2</meta:generator>
  </office:meta>
</office:document-meta>
</file>